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da4" officeooo:paragraph-rsid="0009bda4"/>
    </style:style>
    <style:style style:name="P2" style:family="paragraph" style:parent-style-name="Preformatted_20_Text">
      <style:text-properties fo:color="#000000" style:font-name="DejaVu Sans Mono" officeooo:rsid="0009bda4" officeooo:paragraph-rsid="0009bda4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808080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tyle="italic"/>
    </style:style>
    <style:style style:name="T5" style:family="text">
      <style:text-properties style:font-name="DejaVu Sans Mono" officeooo:rsid="0009bda4"/>
    </style:style>
    <style:style style:name="T6" style:family="text">
      <style:text-properties fo:color="#0000ff" style:font-name="DejaVu Sans Mono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tyle="italic"/>
    </style:style>
    <style:style style:name="T9" style:family="text">
      <style:text-properties fo:color="#008000" style:font-name="DejaVu Sans Mono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Для того, чтобы ноги персонажа не пересекались при движении, необходимо, чтобы они одновременно не сделали передвижение на противоположные клетки — например, одновременно с нижней на верхнюю и с правой на левую. </text:p>
      <text:p text:style-name="P1"><text:tab/>Для того, чтобы исключить эти ситуации, добавим дополнительную проверку в часть кода, которая отвечает за обработку только корректных конфигураций поля — заведем ассоциативный массив, который будет указывать нам на то, какая клетка является противоположной для данной и будем проверять, сходил ли пользователь так или нет.</text:p>
      <text:p text:style-name="P1"/>
      <text:p text:style-name="P2"><text:span text:style-name="T1">double </text:span>play_DDR(std::string gameFile) {</text:p>
      <text:p text:style-name="P4"><text:s text:c="4"/><text:span text:style-name="T3">std::ifstream gf(gameFile);</text:span></text:p>
      <text:p text:style-name="P4"><text:s text:c="4"/><text:span text:style-name="T2">const int </text:span><text:span text:style-name="T3">SIZE = </text:span><text:span text:style-name="T6">5</text:span><text:span text:style-name="T3">; </text:span><text:span text:style-name="T8">// всего 5 плиток</text:span></text:p>
      <text:p text:style-name="P4"><text:span text:style-name="T7"><text:s text:c="4"/></text:span><text:span text:style-name="T2">int </text:span><text:span text:style-name="T3">x[SIZE] = {-</text:span><text:span text:style-name="T6">1</text:span><text:span text:style-name="T3">, </text:span><text:span text:style-name="T6">0</text:span><text:span text:style-name="T3">, </text:span><text:span text:style-name="T6">0</text:span><text:span text:style-name="T3">, </text:span><text:span text:style-name="T6">0</text:span><text:span text:style-name="T3">, </text:span><text:span text:style-name="T6">1</text:span><text:span text:style-name="T3">}; </text:span><text:span text:style-name="T8">// координаты плиток</text:span></text:p>
      <text:p text:style-name="P4"><text:span text:style-name="T7"><text:s text:c="4"/></text:span><text:span text:style-name="T2">int </text:span><text:span text:style-name="T3">y[SIZE] = {</text:span><text:span text:style-name="T6">0</text:span><text:span text:style-name="T3">, -</text:span><text:span text:style-name="T6">1</text:span><text:span text:style-name="T3">, </text:span><text:span text:style-name="T6">0</text:span><text:span text:style-name="T3">, </text:span><text:span text:style-name="T6">1</text:span><text:span text:style-name="T3">, </text:span><text:span text:style-name="T6">0</text:span><text:span text:style-name="T3">}; </text:span><text:span text:style-name="T8">// кодирование: 0 - Left, 1 - Down, 2 - Center, 3 - Up, 4 - Right</text:span></text:p>
      <text:p text:style-name="P4"><text:span text:style-name="T7"><text:s text:c="4"/></text:span><text:span text:style-name="T2">auto </text:span><text:span text:style-name="T3">dist = [&amp;x, &amp;y](</text:span><text:span text:style-name="T2">int </text:span><text:span text:style-name="T3">i, </text:span><text:span text:style-name="T2">int </text:span><text:span text:style-name="T3">j) {</text:span></text:p>
      <text:p text:style-name="P4"><text:s text:c="8"/><text:span text:style-name="T2">return </text:span><text:span text:style-name="T3">sqrt( (x[i]-x[j])*(x[i]-x[j]) + (y[i]-y[j])*(y[i]-y[j]) ); </text:span><text:span text:style-name="T8">// евклидово расстояние между</text:span></text:p>
      <text:p text:style-name="P4"><text:span text:style-name="T7"><text:s text:c="4"/></text:span><text:span text:style-name="T3">};</text:span></text:p>
      <text:p text:style-name="P4"><text:s text:c="4"/><text:span text:style-name="T2">int </text:span><text:span text:style-name="T3">N;</text:span></text:p>
      <text:p text:style-name="P4"><text:s text:c="4"/><text:span text:style-name="T3">gf &gt;&gt; N;</text:span></text:p>
      <text:p text:style-name="P4"><text:s text:c="4"/><text:span text:style-name="T3">std::vector&lt; std::vector&lt; std::vector&lt;</text:span><text:span text:style-name="T2">double</text:span><text:span text:style-name="T3">&gt; &gt; &gt; E(N+</text:span><text:span text:style-name="T6">1</text:span><text:span text:style-name="T3">, std::vector&lt; std::vector&lt;</text:span><text:span text:style-name="T2">double</text:span><text:span text:style-name="T3">&gt; &gt;(</text:span><text:span text:style-name="T6">5</text:span><text:span text:style-name="T3">, std::vector&lt;</text:span><text:span text:style-name="T2">double</text:span><text:span text:style-name="T3">&gt;(</text:span><text:span text:style-name="T6">5</text:span><text:span text:style-name="T3">, INFINITY)));</text:span></text:p>
      <text:p text:style-name="P4"><text:s text:c="4"/><text:span text:style-name="T8">// E[i][A][B] - стоимость(расстояние) конфигцрации, при котогой правая нога стоит на A, левая на B на i-той игровой позиции</text:span></text:p>
      <text:p text:style-name="P5"><text:s text:c="4"/><text:span text:style-name="T4">// изначально положим бесконечность в каждую конфигурацию</text:span></text:p>
      <text:p text:style-name="P4"><text:span text:style-name="T7"><text:s text:c="4"/></text:span><text:span text:style-name="T3">std::vector&lt; std::vector&lt;</text:span><text:span text:style-name="T2">bool</text:span><text:span text:style-name="T3">&gt; &gt; game(N+</text:span><text:span text:style-name="T6">1</text:span><text:span text:style-name="T3">, std::vector&lt;</text:span><text:span text:style-name="T2">bool</text:span><text:span text:style-name="T3">&gt;(</text:span><text:span text:style-name="T6">5</text:span><text:span text:style-name="T3">, </text:span><text:span text:style-name="T2">false</text:span><text:span text:style-name="T3">));</text:span></text:p>
      <text:p text:style-name="P4"><text:s text:c="4"/><text:span text:style-name="T8">// данные игры. game[i][C] == True -&gt; на i-той позиции нога должна находиться на С, False -&gt; не обязана</text:span></text:p>
      <text:p text:style-name="P4"><text:span text:style-name="T7"><text:s text:c="4"/></text:span><text:span text:style-name="T2">for</text:span><text:span text:style-name="T3">(</text:span><text:span text:style-name="T2">int </text:span><text:span text:style-name="T3">i = </text:span><text:span text:style-name="T6">0</text:span><text:span text:style-name="T3">; i &lt; N; i++) {</text:span></text:p>
      <text:p text:style-name="P4"><text:s text:c="8"/><text:span text:style-name="T2">int </text:span><text:span text:style-name="T3">q;</text:span></text:p>
      <text:p text:style-name="P4"><text:s text:c="8"/><text:span text:style-name="T3">gf &gt;&gt; q;</text:span></text:p>
      <text:p text:style-name="P4"><text:s text:c="8"/><text:span text:style-name="T2">for</text:span><text:span text:style-name="T3">(</text:span><text:span text:style-name="T2">int </text:span><text:span text:style-name="T3">j = </text:span><text:span text:style-name="T6">0</text:span><text:span text:style-name="T3">; j &lt; q; j++) { </text:span><text:span text:style-name="T8">// считывает параметры игры</text:span></text:p>
      <text:p text:style-name="P4"><text:span text:style-name="T7"><text:s text:c="12"/></text:span><text:span text:style-name="T2">char </text:span><text:span text:style-name="T3">position;</text:span></text:p>
      <text:p text:style-name="P4"><text:s text:c="12"/><text:span text:style-name="T3">gf &gt;&gt; position;</text:span></text:p>
      <text:p text:style-name="P4"><text:s text:c="12"/><text:span text:style-name="T2">switch </text:span><text:span text:style-name="T3">(position) {</text:span></text:p>
      <text:p text:style-name="P4"><text:s text:c="16"/><text:span text:style-name="T2">case </text:span><text:span text:style-name="T9">'U'</text:span><text:span text:style-name="T3">:</text:span></text:p>
      <text:p text:style-name="P4"><text:s text:c="20"/><text:span text:style-name="T3">game[i][</text:span><text:span text:style-name="T6">3</text:span><text:span text:style-name="T3">] = </text:span><text:span text:style-name="T2">true</text:span><text:span text:style-name="T3">;</text:span></text:p>
      <text:p text:style-name="P4"><text:s text:c="20"/><text:span text:style-name="T2">break</text:span><text:span text:style-name="T3">;</text:span></text:p>
      <text:p text:style-name="P4"><text:s text:c="16"/><text:span text:style-name="T2">case </text:span><text:span text:style-name="T9">'D'</text:span><text:span text:style-name="T3">:</text:span></text:p>
      <text:p text:style-name="P4"><text:s text:c="20"/><text:span text:style-name="T3">game[i][</text:span><text:span text:style-name="T6">1</text:span><text:span text:style-name="T3">] = </text:span><text:span text:style-name="T2">true</text:span><text:span text:style-name="T3">;</text:span></text:p>
      <text:p text:style-name="P4"><text:s text:c="20"/><text:span text:style-name="T2">break</text:span><text:span text:style-name="T3">;</text:span></text:p>
      <text:p text:style-name="P4"><text:s text:c="16"/><text:span text:style-name="T2">case </text:span><text:span text:style-name="T9">'L'</text:span><text:span text:style-name="T3">:</text:span></text:p>
      <text:p text:style-name="P4"><text:s text:c="20"/><text:span text:style-name="T3">game[i][</text:span><text:span text:style-name="T6">0</text:span><text:span text:style-name="T3">] = </text:span><text:span text:style-name="T2">true</text:span><text:span text:style-name="T3">;</text:span></text:p>
      <text:p text:style-name="P4"><text:s text:c="20"/><text:span text:style-name="T2">break</text:span><text:span text:style-name="T3">;</text:span></text:p>
      <text:p text:style-name="P4"><text:s text:c="16"/><text:span text:style-name="T2">case </text:span><text:span text:style-name="T9">'R'</text:span><text:span text:style-name="T3">:</text:span></text:p>
      <text:p text:style-name="P4"><text:s text:c="20"/><text:span text:style-name="T3">game[i][</text:span><text:span text:style-name="T6">4</text:span><text:span text:style-name="T3">] = </text:span><text:span text:style-name="T2">true</text:span><text:span text:style-name="T3">;</text:span></text:p>
      <text:p text:style-name="P4"><text:s text:c="20"/><text:span text:style-name="T2">break</text:span><text:span text:style-name="T3">;</text:span></text:p>
      <text:p text:style-name="P4"><text:s text:c="12"/><text:span text:style-name="T3">}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3">std::map&lt;</text:span><text:span text:style-name="T2">int</text:span><text:span text:style-name="T3">, </text:span><text:span text:style-name="T2">int</text:span><text:span text:style-name="T3">&gt; against;</text:span></text:p>
      <text:p text:style-name="P4"><text:s text:c="4"/><text:span text:style-name="T3">against[</text:span><text:span text:style-name="T6">3</text:span><text:span text:style-name="T3">] = </text:span><text:span text:style-name="T6">1</text:span><text:span text:style-name="T3">;</text:span></text:p>
      <text:p text:style-name="P4"><text:s text:c="4"/><text:span text:style-name="T3">against[</text:span><text:span text:style-name="T6">1</text:span><text:span text:style-name="T3">] = </text:span><text:span text:style-name="T6">3</text:span><text:span text:style-name="T3">; // </text:span><text:span text:style-name="T5">противоположные клетки</text:span></text:p>
      <text:p text:style-name="P4"><text:s text:c="4"/><text:span text:style-name="T3">against[</text:span><text:span text:style-name="T6">0</text:span><text:span text:style-name="T3">] = </text:span><text:span text:style-name="T6">4</text:span><text:span text:style-name="T3">;</text:span></text:p>
      <text:p text:style-name="P4"><text:s text:c="4"/><text:span text:style-name="T3">against[</text:span><text:span text:style-name="T6">4</text:span><text:span text:style-name="T3">] = </text:span><text:span text:style-name="T6">0</text:span><text:span text:style-name="T3">;</text:span></text:p>
      <text:p text:style-name="P4"><text:s text:c="4"/><text:span text:style-name="T3">against[</text:span><text:span text:style-name="T6">5</text:span><text:span text:style-name="T3">] = </text:span><text:span text:style-name="T6">5</text:span><text:span text:style-name="T3">;</text:span></text:p>
      <text:p text:style-name="P4"><text:s text:c="4"/><text:span text:style-name="T3">E[</text:span><text:span text:style-name="T6">0</text:span><text:span text:style-name="T3">][</text:span><text:span text:style-name="T6">2</text:span><text:span text:style-name="T3">][</text:span><text:span text:style-name="T6">2</text:span><text:span text:style-name="T3">] = </text:span><text:span text:style-name="T6">0.0</text:span><text:span text:style-name="T3">; </text:span><text:span text:style-name="T8">// Изначально стоим в центре. Расстояние равно 0</text:span></text:p>
      <text:p text:style-name="P4"><text:soft-page-break/><text:span text:style-name="T7"><text:s text:c="4"/></text:span><text:span text:style-name="T2">for</text:span><text:span text:style-name="T3">(</text:span><text:span text:style-name="T2">int </text:span><text:span text:style-name="T3">i = </text:span><text:span text:style-name="T6">0</text:span><text:span text:style-name="T3">; i &lt; N; i++) { </text:span><text:span text:style-name="T8">// начинаем расчитывать расстояния конфигураций</text:span></text:p>
      <text:p text:style-name="P4"><text:span text:style-name="T7"><text:s text:c="8"/></text:span><text:span text:style-name="T2">for</text:span><text:span text:style-name="T3">(</text:span><text:span text:style-name="T2">int </text:span><text:span text:style-name="T3">C = </text:span><text:span text:style-name="T6">0</text:span><text:span text:style-name="T3">; C &lt; SIZE; C++) {</text:span></text:p>
      <text:p text:style-name="P4"><text:s text:c="12"/><text:span text:style-name="T2">for</text:span><text:span text:style-name="T3">(</text:span><text:span text:style-name="T2">int </text:span><text:span text:style-name="T3">D = </text:span><text:span text:style-name="T6">0</text:span><text:span text:style-name="T3">; D &lt; SIZE; D++) { </text:span><text:span text:style-name="T8">// Перебираем все конфигурации на текущей позиции</text:span></text:p>
      <text:p text:style-name="P4"><text:span text:style-name="T7"><text:s text:c="16"/></text:span><text:span text:style-name="T2">bool </text:span><text:span text:style-name="T3">incorrect = </text:span><text:span text:style-name="T2">false</text:span><text:span text:style-name="T3">;</text:span></text:p>
      <text:p text:style-name="P4"><text:s text:c="16"/><text:span text:style-name="T2">for</text:span><text:span text:style-name="T3">(</text:span><text:span text:style-name="T2">int </text:span><text:span text:style-name="T3">game_conf = </text:span><text:span text:style-name="T6">0</text:span><text:span text:style-name="T3">; game_conf &lt; SIZE; game_conf++) {</text:span></text:p>
      <text:p text:style-name="P4"><text:s text:c="20"/><text:span text:style-name="T2">if</text:span><text:span text:style-name="T3">(game[i][game_conf] </text:span><text:span text:style-name="T2">and </text:span><text:span text:style-name="T3">!( game_conf == C </text:span><text:span text:style-name="T2">or </text:span><text:span text:style-name="T3">game_conf == D ) ){ </text:span><text:span text:style-name="T8">// проверяем, является ли данная конфигурация допустимой с точки зрения игры</text:span></text:p>
      <text:p text:style-name="P4"><text:span text:style-name="T7"><text:s text:c="24"/></text:span><text:span text:style-name="T3">incorrect = </text:span><text:span text:style-name="T2">true</text:span><text:span text:style-name="T3">;</text:span></text:p>
      <text:p text:style-name="P4"><text:s text:c="20"/><text:span text:style-name="T3">}</text:span></text:p>
      <text:p text:style-name="P4"><text:s text:c="20"/><text:span text:style-name="T2">if</text:span><text:span text:style-name="T3">(i &gt;= </text:span><text:span text:style-name="T6">1 </text:span><text:span text:style-name="T2">and </text:span><text:span text:style-name="T3">game[i][game_conf] </text:span><text:span text:style-name="T2">and </text:span><text:span text:style-name="T3">game[i-</text:span><text:span text:style-name="T6">1</text:span><text:span text:style-name="T3">][against[game_conf]]) {</text:span></text:p>
      <text:p text:style-name="P4"><text:s text:c="24"/><text:span text:style-name="T3">incorrect = </text:span><text:span text:style-name="T2">true</text:span><text:span text:style-name="T3">; // </text:span><text:span text:style-name="T5">проверка на противоположную клетку</text:span></text:p>
      <text:p text:style-name="P4"><text:s text:c="20"/><text:span text:style-name="T3">}</text:span></text:p>
      <text:p text:style-name="P4"><text:s text:c="16"/><text:span text:style-name="T3">}</text:span></text:p>
      <text:p text:style-name="P4"><text:s text:c="16"/><text:span text:style-name="T2">if</text:span><text:span text:style-name="T3">(incorrect) </text:span><text:span text:style-name="T2">continue</text:span><text:span text:style-name="T3">; <text:s/></text:span><text:span text:style-name="T8">// пропускаем все неподходящие конфигурации</text:span></text:p>
      <text:p text:style-name="P4"><text:span text:style-name="T7"><text:s text:c="16"/></text:span><text:span text:style-name="T2">for</text:span><text:span text:style-name="T3">(</text:span><text:span text:style-name="T2">int </text:span><text:span text:style-name="T3">A = </text:span><text:span text:style-name="T6">0</text:span><text:span text:style-name="T3">; A &lt; SIZE; A++){</text:span></text:p>
      <text:p text:style-name="P4"><text:s text:c="20"/><text:span text:style-name="T2">for</text:span><text:span text:style-name="T3">(</text:span><text:span text:style-name="T2">int </text:span><text:span text:style-name="T3">B = </text:span><text:span text:style-name="T6">0</text:span><text:span text:style-name="T3">; B &lt; SIZE; B++) { </text:span><text:span text:style-name="T8">// начитаем вычисление каждой конфигурации на следующей позиции</text:span></text:p>
      <text:p text:style-name="P4"><text:span text:style-name="T7"><text:s text:c="24"/></text:span><text:span text:style-name="T2">double </text:span><text:span text:style-name="T3">cost = std::min(dist(A, C) + dist(B, D), </text:span><text:span text:style-name="T8">// у нас есть только два варианта смены конфигцрации</text:span></text:p>
      <text:p text:style-name="P4"><text:span text:style-name="T7"><text:s text:c="47"/></text:span><text:span text:style-name="T3">dist(A, D) + dist(B, C)); </text:span><text:span text:style-name="T8">// или A-&gt;C и B-&gt;D или наоборот</text:span></text:p>
      <text:p text:style-name="P4"><text:span text:style-name="T7"><text:s text:c="24"/></text:span><text:span text:style-name="T3">E[i+</text:span><text:span text:style-name="T6">1</text:span><text:span text:style-name="T3">][C][D] = std::min(E[i+</text:span><text:span text:style-name="T6">1</text:span><text:span text:style-name="T3">][C][D], E[i][A][B]+cost); </text:span><text:span text:style-name="T8">// выбираем минимальный путь</text:span></text:p>
      <text:p text:style-name="P4"><text:span text:style-name="T7"><text:s text:c="20"/></text:span><text:span text:style-name="T3">}</text:span></text:p>
      <text:p text:style-name="P4"><text:s text:c="16"/><text:span text:style-name="T3">}</text:span></text:p>
      <text:p text:style-name="P4"><text:s text:c="12"/><text:span text:style-name="T3">}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2">double </text:span><text:span text:style-name="T3">result = INFINITY;</text:span></text:p>
      <text:p text:style-name="P4"><text:s text:c="4"/><text:span text:style-name="T2">for</text:span><text:span text:style-name="T3">(</text:span><text:span text:style-name="T2">int </text:span><text:span text:style-name="T3">A = </text:span><text:span text:style-name="T6">0</text:span><text:span text:style-name="T3">; A &lt; SIZE; A++) {</text:span></text:p>
      <text:p text:style-name="P4"><text:s text:c="8"/><text:span text:style-name="T2">for</text:span><text:span text:style-name="T3">(</text:span><text:span text:style-name="T2">int </text:span><text:span text:style-name="T3">B = </text:span><text:span text:style-name="T6">0</text:span><text:span text:style-name="T3">; B &lt; SIZE; B++) {</text:span></text:p>
      <text:p text:style-name="P4"><text:s text:c="12"/><text:span text:style-name="T3">result = std::min(result, E[N][A][B]); </text:span><text:span text:style-name="T8">// Выбираем минимальный на последней позиции</text:span></text:p>
      <text:p text:style-name="P4"><text:span text:style-name="T7"><text:s text:c="8"/></text:span><text:span text:style-name="T3">}</text:span></text:p>
      <text:p text:style-name="P4"><text:s text:c="4"/><text:span text:style-name="T3">}</text:span></text:p>
      <text:p text:style-name="P4"><text:s text:c="4"/><text:span text:style-name="T2">return </text:span><text:span text:style-name="T3">result;</text:span>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3:25:34.031338596</meta:creation-date>
    <dc:date>2017-04-28T13:34:43.408047681</dc:date>
    <meta:editing-duration>PT9M9S</meta:editing-duration>
    <meta:editing-cycles>1</meta:editing-cycles>
    <meta:document-statistic meta:table-count="0" meta:image-count="0" meta:object-count="0" meta:page-count="2" meta:paragraph-count="78" meta:word-count="515" meta:character-count="3932" meta:non-whitespace-character-count="2638"/>
    <meta:generator>LibreOffice/5.1.6.2$Linux_X86_64 LibreOffice_project/10m0$Build-2</meta:generator>
  </office:meta>
</office:document-meta>
</file>